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BALLERO CANTO ELSA MERCED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565217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MARTIN DE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102515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BALLERO CANTO ELSA MERCEDE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565217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10251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45652176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6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52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6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5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4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5863623</text:p>
          </table:table-cell>
          <table:table-cell table:style-name="Tabla2.D3" office:value-type="string">
            <text:p text:style-name="P17">14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1:10:2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